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dcdb7" officeooo:paragraph-rsid="001dcdb7"/>
    </style:style>
    <style:style style:name="P2" style:family="paragraph" style:parent-style-name="Standard">
      <style:text-properties officeooo:rsid="001e6b6a" officeooo:paragraph-rsid="001e6b6a"/>
    </style:style>
    <style:style style:name="P3" style:family="paragraph" style:parent-style-name="Standard">
      <style:text-properties officeooo:rsid="0021304a" officeooo:paragraph-rsid="0021304a"/>
    </style:style>
    <style:style style:name="T1" style:family="text">
      <style:text-properties officeooo:rsid="00255b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Jinchuan Wei,5120498,<text:span text:style-name="T1">weixx462</text:span>*/ </text:p>
      <text:p text:style-name="P1"/>
      <text:p text:style-name="P1">/*D.1.a*/ </text:p>
      <text:p text:style-name="P1">(SELECT DISTINCT S1.suppid s1, S2.suppid s2 </text:p>
      <text:p text:style-name="P1">FROM SuppInfo S1, SuppInfo S2 </text:p>
      <text:p text:style-name="P1">WHERE S1.suppid&lt;S2.suppid) AllPairs </text:p>
      <text:p text:style-name="P1">MINUS </text:p>
      <text:p text:style-name="P1">(SELECT DISTINCT Temp1.T1,Temp1.T2 </text:p>
      <text:p text:style-name="P1">FROM </text:p>
      <text:p text:style-name="P1">(((SELECT AllPairs.s1 T1,AllPairs.s2 T2,S1.prodid </text:p>
      <text:p text:style-name="P1">FROM AllPairs, S1 </text:p>
      <text:p text:style-name="P1">WHERE AllPairs.s1=S1.suppid) Temp1 </text:p>
      <text:p text:style-name="P1">UNION </text:p>
      <text:p text:style-name="P1">(SELECT AllPairs.s1 T1,AllPairs.s2 T2,S1.prodid </text:p>
      <text:p text:style-name="P1">FROM AllPairs, S1 </text:p>
      <text:p text:style-name="P1">WHERE AllPairs.s2=S1.suppid) Temp2) </text:p>
      <text:p text:style-name="P1">MINUS </text:p>
      <text:p text:style-name="P1">(Temp1 INTERSECT Temp2))) BadPairs;</text:p>
      <text:p text:style-name="P1"/>
      <text:p text:style-name="P1">/*D.1.b*/ </text:p>
      <text:p text:style-name="P1">SELECT P1.custid </text:p>
      <text:p text:style-name="P1">FROM Purchases P1,Purchases P2 </text:p>
      <text:p text:style-name="P1">WHERE P1.purchaseMethod&lt;P2.purchaseMethod AND P1.custid=P2.custid </text:p>
      <text:p text:style-name="P1">MINUS</text:p>
      <text:p text:style-name="P1">SELECT P1.custid </text:p>
      <text:p text:style-name="P1">FROM Purchases P1,Purchases P2,Purchases P3 </text:p>
      <text:p text:style-name="P1">WHERE P1.purchaseMethod&lt;P2.purchaseMethod AND P2.purchaseMethod&lt;P3.purchaseMethod </text:p>
      <text:p text:style-name="P1">AND P1.custid=P2.custid AND P2.custid=P3.custid;</text:p>
      <text:p text:style-name="P1"/>
      <text:p text:style-name="P3">/*D.2*/ </text:p>
      <text:p text:style-name="P3">SELECT S1.bard, S2.barld </text:p>
      <text:p text:style-name="P3">FROM Serves S1, Serves S2 </text:p>
      <text:p text:style-name="P3">WHERE S1.barld&lt;S2.barld AND S1.beerld=S2.beerld </text:p>
      <text:p text:style-name="P3">GROUP BY S1.barld, S2.barld </text:p>
      <text:p text:style-name="P3">HAVING COUNT(*)=(SELECT COUNT(S3.beerld) <text:s text:c="10"/></text:p>
      <text:p text:style-name="P3"><text:s text:c="38"/>FROM Serves S3 </text:p>
      <text:p text:style-name="P3"><text:s text:c="38"/>WHERE S3.barld=S1.barld) </text:p>
      <text:p text:style-name="P3"><text:s text:c="17"/>AND COUNT(*)=(SELECT COUNT(S4.beerld) <text:s text:c="10"/></text:p>
      <text:p text:style-name="P3"><text:s text:c="48"/>FROM Serves S4 </text:p>
      <text:p text:style-name="P3"><text:s text:c="48"/>WHERE S4.barld=S2.barld);</text:p>
      <text:p text:style-name="P2"/>
      <text:p text:style-name="P2">/*D.3*/ </text:p>
      <text:p text:style-name="P2">SELECT C1.cname </text:p>
      <text:p text:style-name="P2">FROM Customer C1 </text:p>
      <text:p text:style-name="P2">WHERE C1.cid NOT IN (SELECT B1.cid </text:p>
      <text:p text:style-name="P2"><text:s text:c="42"/>FROM Buys B1 </text:p>
      <text:p text:style-name="P2"><text:s text:c="42"/>WHERE Buys.pid NOT IN </text:p>
      <text:p text:style-name="P2">(SELECT P.pid </text:p>
      <text:p text:style-name="P2"><text:s/>FROM Products P </text:p>
      <text:p text:style-name="P2"><text:soft-page-break/><text:s/>WHERE NOT EXISTS (SELECT C.cid </text:p>
      <text:p text:style-name="P2"><text:s text:c="41"/>FROM Customer C </text:p>
      <text:p text:style-name="P2"><text:s text:c="42"/>WHERE NOT EXISTS (SELECT B.cid </text:p>
      <text:p text:style-name="P2"><text:s text:c="83"/>FROM Buys B </text:p>
      <text:p text:style-name="P2"><text:s text:c="84"/>WHERE B.cid=C.cid AND B.pid=P.pid)))); </text:p>
      <text:p text:style-name="P2"/>
      <text:p text:style-name="P2">/*D.4*/ </text:p>
      <text:p text:style-name="P2">SELECT A.name </text:p>
      <text:p text:style-name="P2">FROM Actors A </text:p>
      <text:p text:style-name="P2">WHERE A.aid IN </text:p>
      <text:p text:style-name="P2">(SELECT C1.aid </text:p>
      <text:p text:style-name="P2">FROM Movies M1, Cast C1, Directors D1 </text:p>
      <text:p text:style-name="P2">WHERE M1.mid=C1.mid AND D1.did=M1.did AND D1.name="Spielberg" </text:p>
      <text:p text:style-name="P2">MINUS </text:p>
      <text:p text:style-name="P2">SELECT C2.aid </text:p>
      <text:p text:style-name="P2">FROM Movies M2, Cast C2, Directors D2 </text:p>
      <text:p text:style-name="P2">WHERE M2.mid=C2.mid AND D2.did=M2.did AND D2.name!="Spielberg"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0:46:55.011598167</meta:creation-date>
    <dc:date>2015-03-03T11:43:01.127218763</dc:date>
    <meta:editing-duration>PT6M33S</meta:editing-duration>
    <meta:editing-cycles>7</meta:editing-cycles>
    <meta:generator>LibreOffice/4.1.3.2$Linux_X86_64 LibreOffice_project/410m0$Build-2</meta:generator>
    <meta:document-statistic meta:table-count="0" meta:image-count="0" meta:object-count="0" meta:page-count="2" meta:paragraph-count="61" meta:word-count="192" meta:character-count="2169" meta:non-whitespace-character-count="1437"/>
  </office:meta>
</office:document-meta>
</file>